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paragraph-rsid="00190656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bold" officeooo:rsid="0014f509" officeooo:paragraph-rsid="0014f50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bold" officeooo:rsid="0014f509" officeooo:paragraph-rsid="0016565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bold" officeooo:rsid="0014f509" officeooo:paragraph-rsid="0018faef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fo:font-weight="normal" officeooo:rsid="0014f509" officeooo:paragraph-rsid="0014f509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officeooo:rsid="0014f509" officeooo:paragraph-rsid="00165657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weight="normal" officeooo:rsid="00165657" officeooo:paragraph-rsid="0016565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181111" officeooo:paragraph-rsid="0018111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18faef" officeooo:paragraph-rsid="0018faef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fo:font-style="normal" fo:font-weight="normal" officeooo:rsid="00165657" officeooo:paragraph-rsid="0016565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81111" officeooo:paragraph-rsid="0018111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90656" officeooo:paragraph-rsid="0019065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db1bf" officeooo:paragraph-rsid="001db1b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1db1bf" officeooo:paragraph-rsid="001db1b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e0815" officeooo:paragraph-rsid="001db1b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e0815" officeooo:paragraph-rsid="001e081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fo:font-style="normal" fo:font-weight="bold" officeooo:rsid="00181111" officeooo:paragraph-rsid="00165657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fo:font-style="normal" fo:font-weight="bold" officeooo:rsid="00181111" officeooo:paragraph-rsid="0018faef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81111" officeooo:paragraph-rsid="00181111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81111" officeooo:paragraph-rsid="00190656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8faef" officeooo:paragraph-rsid="0018faef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90656" officeooo:paragraph-rsid="00190656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db1bf" officeooo:paragraph-rsid="001e0815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bold" officeooo:rsid="00181111" officeooo:paragraph-rsid="00190656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bold" officeooo:rsid="00181111" officeooo:paragraph-rsid="001e2c79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1e2c79" officeooo:paragraph-rsid="001e2c79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1fe50a" officeooo:paragraph-rsid="001e2c79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207038" officeooo:paragraph-rsid="00207038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bold" officeooo:rsid="00213393" officeooo:paragraph-rsid="00207038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90656" officeooo:paragraph-rsid="00190656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e2c79" officeooo:paragraph-rsid="001e2c7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officeooo:rsid="0014f509" officeooo:paragraph-rsid="00190656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officeooo:rsid="0014f509" officeooo:paragraph-rsid="001e2c79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4f509" officeooo:paragraph-rsid="001e2c79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officeooo:rsid="00207038" officeooo:paragraph-rsid="00207038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90656" officeooo:paragraph-rsid="0019065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4f509" officeooo:paragraph-rsid="001e2c79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13393" officeooo:paragraph-rsid="00213393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officeooo:rsid="00190656" officeooo:paragraph-rsid="00190656"/>
    </style:style>
    <style:style style:name="P43" style:family="paragraph" style:parent-style-name="Standard">
      <style:paragraph-properties fo:text-align="start" style:justify-single-word="false"/>
      <style:text-properties style:font-name="Arial" fo:font-weight="normal" officeooo:rsid="00190656" officeooo:paragraph-rsid="00190656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weight="normal" officeooo:rsid="001db1bf" officeooo:paragraph-rsid="001db1bf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weight="normal" officeooo:rsid="001db1bf" officeooo:paragraph-rsid="001e0815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Arial" fo:font-weight="normal" officeooo:rsid="001db1bf" officeooo:paragraph-rsid="001db1bf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weight="normal" officeooo:rsid="001e0815" officeooo:paragraph-rsid="001e0815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c9211e" style:font-name="Arial" fo:font-size="12pt" style:text-underline-style="none" fo:font-weight="bold" officeooo:rsid="00207038" officeooo:paragraph-rsid="00207038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style="normal" style:text-underline-style="none" fo:font-weight="normal" officeooo:rsid="00213393" officeooo:paragraph-rsid="00213393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style:text-underline-style="none" fo:font-weight="normal" officeooo:rsid="00213393" officeooo:paragraph-rsid="00213393" style:font-size-asian="12pt" style:font-weight-asian="normal" style:font-size-complex="12pt" style:font-weight-complex="normal"/>
    </style:style>
    <style:style style:name="P51" style:family="paragraph" style:parent-style-name="Heading_20_1">
      <style:text-properties style:font-name="Arial" fo:font-size="12pt" style:font-size-asian="12pt" style:font-size-complex="12pt"/>
    </style:style>
    <style:style style:name="T1" style:family="text">
      <style:text-properties officeooo:rsid="0014f5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5657" style:font-weight-asian="bold" style:font-weight-complex="bold"/>
    </style:style>
    <style:style style:name="T4" style:family="text">
      <style:text-properties officeooo:rsid="0016565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65657" style:font-style-asian="normal" style:font-style-complex="normal"/>
    </style:style>
    <style:style style:name="T8" style:family="text">
      <style:text-properties fo:font-style="normal" officeooo:rsid="00181111" style:font-style-asian="normal" style:font-style-complex="normal"/>
    </style:style>
    <style:style style:name="T9" style:family="text">
      <style:text-properties fo:font-style="normal" officeooo:rsid="00190656" style:font-style-asian="normal" style:font-style-complex="normal"/>
    </style:style>
    <style:style style:name="T10" style:family="text">
      <style:text-properties fo:font-style="normal" officeooo:rsid="001bf0d9" style:font-style-asian="normal" style:font-style-complex="normal"/>
    </style:style>
    <style:style style:name="T11" style:family="text">
      <style:text-properties fo:font-style="normal" officeooo:rsid="001e2c79" style:font-style-asian="normal" style:font-style-complex="normal"/>
    </style:style>
    <style:style style:name="T12" style:family="text">
      <style:text-properties fo:font-style="normal" officeooo:rsid="001fe50a" style:font-style-asian="normal" style:font-style-complex="normal"/>
    </style:style>
    <style:style style:name="T13" style:family="text">
      <style:text-properties fo:font-style="normal" officeooo:rsid="00213393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181111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fe50a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e2c79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officeooo:rsid="001e2c79" style:font-style-asian="normal" style:font-weight-asian="normal" style:font-style-complex="normal" style:font-weight-complex="normal"/>
    </style:style>
    <style:style style:name="T19" style:family="text">
      <style:text-properties fo:color="#c9211e" fo:font-style="normal" officeooo:rsid="00181111" style:font-style-asian="normal" style:font-style-complex="normal"/>
    </style:style>
    <style:style style:name="T20" style:family="text">
      <style:text-properties fo:color="#c9211e" officeooo:rsid="0014f509"/>
    </style:style>
    <style:style style:name="T21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Arial" fo:font-size="12pt" fo:font-style="normal" fo:font-weight="bold" officeooo:rsid="00181111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Arial" fo:font-size="12pt" fo:font-style="normal" fo:font-weight="bold" officeooo:rsid="001e0815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Arial" fo:font-size="12pt" fo:font-style="normal" fo:font-weight="bold" officeooo:rsid="001db1bf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26" style:family="text">
      <style:text-properties style:font-name="Arial" fo:font-size="12pt" fo:font-style="normal" officeooo:rsid="001e0815" style:font-size-asian="12pt" style:font-style-asian="normal" style:font-size-complex="12pt" style:font-style-complex="normal"/>
    </style:style>
    <style:style style:name="T27" style:family="text">
      <style:text-properties style:font-name="Arial" fo:font-size="12pt" fo:font-style="normal" officeooo:rsid="001db1bf" style:font-size-asian="12pt" style:font-style-asian="normal" style:font-size-complex="12pt" style:font-style-complex="normal"/>
    </style:style>
    <style:style style:name="T2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size="12pt" fo:font-style="normal" fo:font-weight="bold" officeooo:rsid="00181111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size="12pt" fo:font-style="normal" fo:font-weight="bold" officeooo:rsid="001e0815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size="12pt" fo:font-style="normal" fo:font-weight="bold" officeooo:rsid="001db1bf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size="12pt" fo:font-style="normal" style:font-size-asian="12pt" style:font-style-asian="normal" style:font-size-complex="12pt" style:font-style-complex="normal"/>
    </style:style>
    <style:style style:name="T33" style:family="text">
      <style:text-properties fo:font-size="12pt" fo:font-style="normal" officeooo:rsid="001e0815" style:font-size-asian="12pt" style:font-style-asian="normal" style:font-size-complex="12pt" style:font-style-complex="normal"/>
    </style:style>
    <style:style style:name="T34" style:family="text">
      <style:text-properties fo:font-size="12pt" fo:font-style="normal" officeooo:rsid="001db1bf" style:font-size-asian="12pt" style:font-style-asian="normal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><text:span text:style-name="T1">10 – </text:span><text:span text:style-name="T5">GERENCIAMENTO DE BIBLIOTECAS COMPARTILHADAS NO LINUX (LDD, LDCONFIG, LD.SO)</text:span></text:h>
      <text:p text:style-name="P2"/>
      <text:p text:style-name="P4">*** <text:span text:style-name="T1">B</text:span><text:span text:style-name="T20">I</text:span><text:span text:style-name="T1">BLIOTECAS (LIBRARIES) ***</text:span></text:p>
      <text:p text:style-name="P3"/>
      <text:p text:style-name="P8">Comando <text:span text:style-name="T2">ldd</text:span></text:p>
      <text:p text:style-name="P5"/>
      <text:p text:style-name="P8">Exibe as bibliotecas compartilhadas requeridas por cada um dos programas listados na sua linha de comando, trazendo o nome da biblioteca e o local onde se espera encontrá-la.</text:p>
      <text:p text:style-name="P8"/>
      <text:p text:style-name="P8">ldd [programa] &lt;enter&gt; – Imprime as dependências de bibliotecas compartilhadas</text:p>
      <text:p text:style-name="P8"/>
      <text:p text:style-name="P9">ldd <text:s/>--<text:span text:style-name="T4">version &lt;enter&gt; – Mostra a versão do</text:span><text:span text:style-name="T3"> ldd</text:span></text:p>
      <text:p text:style-name="P10"/>
      <text:p text:style-name="P10">ldd <text:s/>--v [programa] &lt;enter&gt; – Modo verbose para o programa especificado.</text:p>
      <text:p text:style-name="P9"/>
      <text:p text:style-name="P9"><text:span text:style-name="T4">ldd </text:span><text:span text:style-name="T3"><text:s/></text:span><text:span text:style-name="T4">--v</text:span><text:span text:style-name="T7"> <text:s/>/bin/ls &lt;enter&gt; </text:span></text:p>
      <text:p text:style-name="P13"/>
      <text:p text:style-name="P6"><text:span text:style-name="T7">*** </text:span><text:span text:style-name="T8">B</text:span><text:span text:style-name="T19">I</text:span><text:span text:style-name="T8">BLIOTECAS ***</text:span></text:p>
      <text:p text:style-name="P20"/>
      <text:p text:style-name="P11"><text:span text:style-name="T6">Vinculando as bibliotecas compartilhadas – </text:span><text:span text:style-name="T14">ld.so</text:span></text:p>
      <text:p text:style-name="P22"/>
      <text:p text:style-name="P11"><text:span text:style-name="T6">Os programas executáveis dinamicamente vinculados são examinados, no momento da execução, pelo vinculador dinâmico de objetos compartilhados </text:span><text:span text:style-name="T14">ld.so.</text:span></text:p>
      <text:p text:style-name="P22"/>
      <text:p text:style-name="P11"><text:span text:style-name="T6">Ele procura por </text:span><text:span text:style-name="T14">dependências</text:span><text:span text:style-name="T6"> no executável que está sendo carregado e tenta satisfazer vínculos a bibliotecas compartilhadas de sistema que não estejam resolvidos. Se ele não encontrar uma biblioteca, o programa não poderá rodar.</text:span></text:p>
      <text:p text:style-name="P14"/>
      <text:p text:style-name="P7"><text:span text:style-name="T7">*** </text:span><text:span text:style-name="T8">B</text:span><text:span text:style-name="T19">I</text:span><text:span text:style-name="T8">BLIOTECAS ***</text:span></text:p>
      <text:p text:style-name="P21"/>
      <text:p text:style-name="P12"><text:span text:style-name="T15">l</text:span><text:span text:style-name="T14">d.so</text:span><text:span text:style-name="T6"> pode procurar pelos diretórios que contém bibliotecas na variável </text:span></text:p>
      <text:p text:style-name="P12"><text:span text:style-name="T14">LD_LIBRARY_PATH</text:span><text:span text:style-name="T6"> ou as bibliotecas são procuradas em um índice de nomes e localizações de bibliotecas (binário) chamado </text:span><text:span text:style-name="T14">/etc/ld.so.cache</text:span></text:p>
      <text:p text:style-name="P24"/>
      <text:p text:style-name="P12"><text:span text:style-name="T6">Adicionar novas entradas ao cache: adicione o diretório que contém as bibliotecas ao arquivo </text:span><text:span text:style-name="T14">/etc/ld.so.conf </text:span><text:span text:style-name="T6">e atualize o cache com o comando </text:span><text:span text:style-name="T14">ldconfig</text:span></text:p>
      <text:p text:style-name="P24"/>
      <text:p text:style-name="P35"><text:span text:style-name="T7">*** </text:span><text:span text:style-name="T8">B</text:span><text:span text:style-name="T19">I</text:span><text:span text:style-name="T8">BLIOTECAS </text:span><text:span text:style-name="T9">LDCONFIG </text:span><text:span text:style-name="T8">***</text:span></text:p>
      <text:p text:style-name="P27"/>
      <text:p text:style-name="P39"><text:span text:style-name="T15">l</text:span><text:span text:style-name="T14">dconfig</text:span><text:span text:style-name="T6"> – Configura ligações em tempo de execução do ligador </text:span><text:span text:style-name="T10">dinâmico</text:span><text:span text:style-name="T6"> (ld.so).</text:span></text:p>
      <text:p text:style-name="P33"/>
      <text:p text:style-name="P1"><text:span text:style-name="T6">Cria os links de cache necessários para as bibliotecas compartilhadas mais recentes encontradas nos diretórios especificados na CLI, no arquivo </text:span><text:span text:style-name="T14">/etc/ld.so.conf </text:span><text:span text:style-name="T6">e nos diretórios </text:span><text:span text:style-name="T14">/lib e /usr/lib</text:span></text:p>
      <text:p text:style-name="P23"/>
      <text:p text:style-name="P42"><text:span text:style-name="T29">D</text:span><text:span text:style-name="T28">eve ser executado após a instalação de uma nova biblioteca compartilhada</text:span></text:p>
      <text:p text:style-name="P25"/>
      <text:p text:style-name="P15">ldconfig –p &lt;enter&gt; </text:p>
      <text:p text:style-name="P15"/>
      <text:p text:style-name="P43"><text:soft-page-break/><text:span text:style-name="T32">Examina o conteúdo do cache de bibliotecas </text:span><text:span text:style-name="T28">ld.so.cache</text:span></text:p>
      <text:p text:style-name="P44"><text:span text:style-name="T28">ldconfig </text:span><text:span text:style-name="T32">&lt;enter&gt; </text:span></text:p>
      <text:p text:style-name="P16"/>
      <text:p text:style-name="P44"><text:span text:style-name="T32">Reconstrói o cache incluindo as atualizações realizadas em </text:span><text:span text:style-name="T28">/etc/ld.so.conf</text:span></text:p>
      <text:p text:style-name="P16"/>
      <text:p text:style-name="P46"><text:span text:style-name="T28">*** VARIÁVEL LD_LIBRARY_PATH ***</text:span><text:span text:style-name="T32"> </text:span></text:p>
      <text:p text:style-name="P17"/>
      <text:p text:style-name="P45"><text:span text:style-name="T32">Variável de ambiente <text:s/></text:span><text:span text:style-name="T28">LD_LIBRARY_PATH</text:span></text:p>
      <text:p text:style-name="P16"/>
      <text:p text:style-name="P16">Contém uma lista de diretórios separados por: onde o sistema irá procurar por determinadas biblioteca dinâmica (*.so)</text:p>
      <text:p text:style-name="P16"/>
      <text:p text:style-name="P44"><text:span text:style-name="T32">Quando um programa precisa de uma biblioteca, o sistema a procura nos diretórios listados em </text:span><text:span text:style-name="T28">LD_LIBRARY_PATH, </text:span><text:span text:style-name="T33">depois no arquivo de cache </text:span><text:span text:style-name="T30">/etc/ld.so.cache </text:span><text:span text:style-name="T33">e então nos diretórios </text:span><text:span text:style-name="T30">/lib e /usr/lib </text:span></text:p>
      <text:p text:style-name="P18"/>
      <text:p text:style-name="P47"><text:span text:style-name="T32">Para visualizar o conteúdo da variável de ambiente </text:span><text:span text:style-name="T31">LD_LIBRARY_PATH, </text:span><text:span text:style-name="T32">use o seguinte comando:</text:span></text:p>
      <text:p text:style-name="P19"/>
      <text:p text:style-name="P47"><text:span text:style-name="T32">echo <text:s/>$</text:span><text:span text:style-name="T31">LD_LIBRARY_PATH</text:span></text:p>
      <text:p text:style-name="P26"/>
      <text:p text:style-name="P36"><text:span text:style-name="T7">*** </text:span><text:span text:style-name="T8">B</text:span><text:span text:style-name="T19">I</text:span><text:span text:style-name="T8">BLIOTECAS</text:span><text:span text:style-name="T9"> </text:span><text:span text:style-name="T8">***</text:span></text:p>
      <text:p text:style-name="P28"/>
      <text:p text:style-name="P37"><text:span text:style-name="T8">/</text:span><text:span text:style-name="T11">etc/ld.so.conf – </text:span><text:span text:style-name="T18">Arquivo que contém uma lista de diretórios nos quais pode-se procurar por bibliotecas; configurável pelo usuário</text:span></text:p>
      <text:p text:style-name="P34"/>
      <text:p text:style-name="P37"><text:span text:style-name="T11">/etc/ld.so.cache</text:span><text:span text:style-name="T18"> – Arquivo que contém uma lista ordenada de bibliotecas encontradas nos diretórios encontrados em </text:span><text:span text:style-name="T11">/etc/ls.so.conf</text:span></text:p>
      <text:p text:style-name="P29"/>
      <text:p text:style-name="P40"><text:span text:style-name="T17">/</text:span><text:span text:style-name="T16">etc/ld.so.cache</text:span><text:span text:style-name="T12"> – Arquivo que contém uma lista ordenada de bibliotecas encontradas nos diretórios encontrados em </text:span><text:span text:style-name="T16">/etc/ld.so.conf</text:span></text:p>
      <text:p text:style-name="P30"/>
      <text:p text:style-name="P48"><text:span text:style-name="T12">N</text:span><text:span text:style-name="T6">ão é legível por humanos e não deve ser editado, pois é binário.</text:span></text:p>
      <text:p text:style-name="P31"/>
      <text:p text:style-name="P38"><text:span text:style-name="T6">*** </text:span><text:span text:style-name="T13">RESUMO: BIBLIOTECAS COMPARTILHADAS ***</text:span></text:p>
      <text:p text:style-name="P32"/>
      <text:p text:style-name="P49"><text:span text:style-name="T2">1. </text:span>O usuário executa um programa qualquer;</text:p>
      <text:p text:style-name="P50"><text:span text:style-name="T14">2.</text:span><text:span text:style-name="T6"> O programa </text:span><text:span text:style-name="T14">ld.so</text:span><text:span text:style-name="T6"> é invocado para descobrir as dependências do programa do usuário e vincular as bibliotecas necessárias.</text:span></text:p>
      <text:p text:style-name="P50"><text:span text:style-name="T14">3.</text:span><text:span text:style-name="T6"> Para isso o </text:span><text:span text:style-name="T14">ld.so</text:span><text:span text:style-name="T6"> consulta diversos diretórios que contém bibliotecas (ex.: /lib) e a variável de ambiente </text:span><text:span text:style-name="T14">LD_LIBRARY_PATH</text:span></text:p>
      <text:p text:style-name="P49"><text:span text:style-name="T2">4.</text:span> Ao encontrar as dependências requeridas, efetua a vinculação e assim as funções da biblioteca ficam disponíveis para o programa chamador, e ele é então executado.</text:p>
      <text:p text:style-name="P50"><text:span text:style-name="T14">5.</text:span><text:span text:style-name="T6"> O </text:span><text:span text:style-name="T14">ld.so</text:span><text:span text:style-name="T6"> também pode consultar um cache de nomes de bibliotecas e caminhos chamado </text:span><text:span text:style-name="T14">/etc/ld.so.cache</text:span><text:span text:style-name="T6"> (não legível por humanos)</text:span></text:p>
      <text:p text:style-name="P50"><text:span text:style-name="T14">6.</text:span><text:span text:style-name="T6"> É possível acrescentar mais caminhos de diretórios ao </text:span><text:span text:style-name="T14">ld.so.cache</text:span><text:span text:style-name="T6"> editando-se o arquivo de configuração </text:span><text:span text:style-name="T14">/etc/ld.so.config</text:span></text:p>
      <text:p text:style-name="P41"><text:span text:style-name="T14">7. </text:span><text:span text:style-name="T6">Caso o </text:span><text:span text:style-name="T14">/etc/ld.so.conf </text:span><text:span text:style-name="T6">seja editado, rode o programa </text:span><text:span text:style-name="T14">ldconfig</text:span><text:span text:style-name="T6"> logo após para atualizar o cache </text:span><text:span text:style-name="T14">(/etc/etc.so.cache) </text:span><text:span text:style-name="T6">com novas configurações</text:span></text:p>
      <text:p text:style-name="P3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3T09:58:31.451396914</meta:creation-date>
    <dc:date>2020-04-04T18:54:06.357346683</dc:date>
    <meta:editing-duration>PT1H15M40S</meta:editing-duration>
    <meta:editing-cycles>15</meta:editing-cycles>
    <meta:generator>LibreOffice/6.3.5.2$Linux_X86_64 LibreOffice_project/30$Build-2</meta:generator>
    <meta:document-statistic meta:table-count="0" meta:image-count="0" meta:object-count="0" meta:page-count="2" meta:paragraph-count="43" meta:word-count="531" meta:character-count="3729" meta:non-whitespace-character-count="3223"/>
  </office:meta>
</office:document-meta>
</file>